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1.452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9.9366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5327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4126in"/>
    </style:style>
    <style:style style:name="co15" style:family="table-column">
      <style:table-column-properties fo:break-before="auto" style:column-width="12.051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929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7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28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90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9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7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3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8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10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7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74"/>
        <table:table-column table:style-name="co4" table:default-cell-style-name="ce109"/>
        <table:table-column table:style-name="co6" table:default-cell-style-name="ce90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97" office:value-type="string" calcext:value-type="string" table:number-columns-spanned="4" table:number-rows-spanned="1">
            <text:p>AND</text:p>
          </table:table-cell>
          <table:covered-table-cell table:number-columns-repeated="3" table:style-name="ce97"/>
          <table:table-cell/>
          <table:table-cell table:style-name="ce97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23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7" calcext:value-type="float">
            <text:p>7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10" calcext:value-type="float">
            <text:p>10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10" office:value-type="string" calcext:value-type="string" table:number-columns-spanned="4" table:number-rows-spanned="1">
            <text:p>OR</text:p>
          </table:table-cell>
          <table:covered-table-cell table:number-columns-repeated="3" table:style-name="ce110"/>
          <table:table-cell/>
          <table:table-cell table:style-name="ce97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97"/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float" office:value="2" calcext:value-type="float">
            <text:p>2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 table:number-columns-repeated="2"/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10" office:value-type="string" calcext:value-type="string" table:number-columns-spanned="4" table:number-rows-spanned="1">
            <text:p>NAND</text:p>
          </table:table-cell>
          <table:covered-table-cell table:number-columns-repeated="3" table:style-name="ce110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97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97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number-columns-repeated="4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style-name="ce265"/>
          <table:table-cell table:number-columns-repeated="1003"/>
        </table:table-row>
        <table:table-row table:style-name="ro2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258" office:value-type="string" calcext:value-type="string">
            <text:p><text:span text:style-name="T1">CC-CV контролер процесса заряда литиевых аккумуляторов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3">multichemistrybattery-charger control IC </text:span><text:span text:style-name="T4">DataSheet on Google Drive</text:span></text:p>
          </table:table-cell>
          <table:table-cell table:number-columns-repeated="1004"/>
        </table:table-row>
        <table:table-row table:style-name="ro1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10</text:p>
          </table:table-cell>
          <table:table-cell table:style-name="ce86" office:value-type="string" calcext:value-type="string">
            <text:p>1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 table:number-columns-repeated="1009"/>
        </table:table-row>
        <table:table-row table:style-name="ro1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97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97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3</text:p>
          </table:table-cell>
          <table:table-cell table:style-name="ce86"/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10" office:value-type="string" calcext:value-type="string" table:number-columns-spanned="4" table:number-rows-spanned="1">
            <text:p>NOR</text:p>
          </table:table-cell>
          <table:covered-table-cell table:number-columns-repeated="3" table:style-name="ce110"/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275" office:value-type="string" calcext:value-type="string">
            <text:p>FE1.1S</text:p>
          </table:table-cell>
          <table:table-cell table:style-name="ce275" office:value-type="string" calcext:value-type="string">
            <text:p>SSOP-28 (QSOP-28)</text:p>
          </table:table-cell>
          <table:table-cell table:style-name="ce275" office:value-type="float" office:value="7" calcext:value-type="float">
            <text:p>7</text:p>
          </table:table-cell>
          <table:table-cell table:style-name="ce275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97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97"/>
          <table:table-cell table:number-columns-repeated="1004"/>
        </table:table-row>
        <table:table-row table:style-name="ro1">
          <table:table-cell/>
          <table:table-cell table:style-name="ce28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5"/>
          <table:table-cell table:style-name="ce3" table:number-columns-repeated="5"/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0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10" office:value-type="string" calcext:value-type="string" table:number-columns-spanned="4" table:number-rows-spanned="1">
            <text:p>XOR</text:p>
          </table:table-cell>
          <table:covered-table-cell table:number-columns-repeated="3" table:style-name="ce110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97" office:value-type="string" calcext:value-type="string" table:number-columns-spanned="4" table:number-rows-spanned="1">
            <text:p>NOT</text:p>
          </table:table-cell>
          <table:covered-table-cell table:number-columns-repeated="3" table:style-name="ce97"/>
          <table:table-cell table:number-columns-repeated="1009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97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97"/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number-columns-repeated="1004"/>
        </table:table-row>
        <table:table-row table:style-name="ro2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1">RAM 1К х 4 (4096 bit's)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style-name="ce265"/>
          <table:table-cell table:number-columns-repeated="1003"/>
        </table:table-row>
        <table:table-row table:style-name="ro3">
          <table:table-cell table:style-name="ce3"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number-columns-repeated="1004"/>
        </table:table-row>
        <table:table-row table:style-name="ro3">
          <table:table-cell table:style-name="ce3"/>
          <table:table-cell table:style-name="ce28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97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97"/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5">1M x 16Bit x 4 Banks Synchronous DRAM </text:span><text:span text:style-name="T6">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8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style-name="ce261"/>
          <table:table-cell table:number-columns-repeated="1003"/>
        </table:table-row>
        <table:table-row table:style-name="ro2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1">флэш 256 кБ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k4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3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3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table-cell table:style-name="ce28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97" office:value-type="string" calcext:value-type="string" table:number-columns-spanned="4" table:number-rows-spanned="1">
            <text:p>УНЧ</text:p>
          </table:table-cell>
          <table:covered-table-cell table:number-columns-repeated="3" table:style-name="ce97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style-name="ce265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3" table:number-columns-repeated="4"/>
          <table:table-cell table:style-name="ce264"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7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157"/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9" office:value-type="string" calcext:value-type="string">
            <text:p>9k1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4"/>
          <table:table-cell table:style-name="ce153" office:value-type="string" calcext:value-type="string">
            <text:p>КР580ГФ24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<text:span text:style-name="T1">Специализированный генератор тактовых сигналов. Аналог – 8224 INTEL </text:span><text:span text:style-name="T2">DataSheet on Google Drive</text:span></text:p>
          </table:table-cell>
          <table:table-cell table:style-name="ce265"/>
          <table:table-cell table:style-name="ce97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23"/>
          <table:table-cell table:number-columns-repeated="1004"/>
        </table:table-row>
        <table:table-row table:style-name="ro1">
          <table:table-cell/>
          <table:table-cell table:style-name="ce28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3" table:number-columns-repeated="4"/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1">Ultra Low Leakage and Quiescent Current, 1 A Load Switch with Reverse Blocking </text:span><text:span text:style-name="T2">DataSheet on Google Drive</text:span>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2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97" office:value-type="string" calcext:value-type="string" table:number-columns-spanned="4" table:number-rows-spanned="1">
            <text:p>COUNTERS</text:p>
          </table:table-cell>
          <table:covered-table-cell table:number-columns-repeated="3" table:style-name="ce97"/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1">Low Loss Power Distribution Switch, 1A </text:span><text:span text:style-name="T2">DataSheet on Google Drive</text:span>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6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4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2">
          <table:table-cell/>
          <table:table-cell table:style-name="ce28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table:number-columns-repeated="6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1">Цифровой аудиопроцессор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DIGITAL CONTROLLED STEREO AUDIO PROCESSOR WITH LOUDNESS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table:style-name="ce28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DIGITAL CONTROLLED STEREO AUDIO PROCESSOR WITH LOUDNESS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1">THREE BAND DIGITALY CONTROLLED STEREO AUDIO PROCESSOR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1">DIGITAL CONTROLLED STEREO AUDIO PROCESSOR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THREE BAND DIGITALY CONTROLLED STEREO AUDIO PROCESSOR WITH LOUDNESS, SPECTRUM ANALYZER, SOFT STEP, 4 INPUTS, 4 OUTPUTS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2">
          <table:table-cell/>
          <table:table-cell table:style-name="ce28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1">PROTECTOR IC FOR STEREO POWER AMPLIFIER </text:span><text:span text:style-name="T2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1">
          <table:table-cell/>
          <table:table-cell table:style-name="ce28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table:number-columns-repeated="6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Программируеммый трехканальный таймер-счетчик. Аналог - 8253 INTEL </text:span><text:span text:style-name="T2">DataSheet on Google Drive</text:span></text:p>
          </table:table-cell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1">Модуль приёмника на RDA5807 50-115MHz, I2C, RDS и т.д.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3k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28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97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97"/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4</text:p>
          </table:table-cell>
          <table:table-cell table:number-columns-repeated="6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19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table:style-name="ce28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 table:style-name="ce258"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 table:style-name="ce258"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28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10" calcext:value-type="float">
            <text:p>10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34"/>
          <table:table-cell table:style-name="ce161"/>
          <table:table-cell table:style-name="ce134"/>
          <table:table-cell table:style-name="ce161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1">Восьмиразрядный расширитель порта ввода/вывода (3 порта х 8 бит). Аналог - 8255A INTEL </text:span><text:span text:style-name="T2">DataSheet on Google Drive</text:span></text:p>
          </table:table-cell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string" calcext:value-type="string">
            <text:p><text:span text:style-name="T8">HALL-EFFECT ELEMENT. </text:span><text:span text:style-name="T9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4" calcext:value-type="float">
            <text:p>4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8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97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97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97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97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2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5</text:p>
          </table:table-cell>
          <table:table-cell table:number-columns-repeated="5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0.8V Reference Ultra Low Dropout (0.2V@5A) Linear Regulator </text:span><text:span text:style-name="T10"> </text:span><text:span text:style-name="T11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5"/>
          <table:table-cell table:style-name="ce97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97"/>
          <table:table-cell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 table:number-columns-repeated="1009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313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13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315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covered-table-cell table:style-name="ce315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315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covered-table-cell table:style-name="ce315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315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covered-table-cell table:style-name="ce315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2">
          <table:table-cell table:number-columns-repeated="16"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Dual, Synchronous Step-Down Controller With 100-mA Standby Regulators for Notebook System Power 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2">
          <table:table-cell table:number-columns-repeated="11"/>
          <table:table-cell table:style-name="ce97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97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1">1.5MHz, 1A Step-Down Converter. Vi &lt;= 5.5V  </text:span><text:span text:style-name="T2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153" table:number-columns-repeated="3"/>
          <table:table-cell table:style-name="ce164"/>
          <table:table-cell table:number-columns-repeated="1004"/>
        </table:table-row>
        <table:table-row table:style-name="ro1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18" office:value-type="string" calcext:value-type="string" table:number-columns-spanned="4" table:number-rows-spanned="1">
            <text:p>ОУ</text:p>
          </table:table-cell>
          <table:covered-table-cell table:number-columns-repeated="3" table:style-name="ce318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323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23"/>
          <table:table-cell table:number-columns-repeated="1004"/>
        </table:table-row>
        <table:table-row table:style-name="ro1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/>
          <table:table-cell table:style-name="ce304" office:value-type="string" calcext:value-type="string">
            <text:p>JRC4580</text:p>
          </table:table-cell>
          <table:table-cell table:style-name="ce304" office:value-type="string" calcext:value-type="string">
            <text:p>SO-8</text:p>
          </table:table-cell>
          <table:table-cell table:style-name="ce304" office:value-type="float" office:value="10" calcext:value-type="float">
            <text:p>10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26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326"/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0" calcext:value-type="float">
            <text:p>1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2" calcext:value-type="float">
            <text:p>1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3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369" office:value-type="string" calcext:value-type="string">
            <text:p><text:span text:style-name="T1">2 ОУ. Rail2rail 145 Mhz, 180 V/us </text:span><text:span text:style-name="T2">DataSheet on Google Drive</text:span>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1">1 ОУ. Up to 135 MHz @ 1700 V/us, up to 80 mA load  </text:span><text:span text:style-name="T2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26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326"/>
          <table:table-cell table:number-columns-repeated="1004"/>
        </table:table-row>
        <table:table-row table:style-name="ro1">
          <table:table-cell table:number-columns-repeated="11"/>
          <table:table-cell table:style-name="ce212" office:value-type="string" calcext:value-type="string">
            <text:p>STM8S103F3P6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13" table:number-columns-repeated="4"/>
          <table:table-cell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4"/>
          <table:table-cell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4"/>
          <table:table-cell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4"/>
          <table:table-cell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4"/>
          <table:table-cell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6">
          <table:table-cell table:number-columns-repeated="11"/>
          <table:table-cell table:style-name="ce3" table:number-columns-repeated="4"/>
          <table:table-cell table:number-columns-repeated="1009"/>
        </table:table-row>
        <table:table-row table:style-name="ro1" table:number-rows-repeated="12">
          <table:table-cell table:number-columns-repeated="11"/>
          <table:table-cell table:style-name="ce3" table:number-columns-repeated="3"/>
          <table:table-cell table:number-columns-repeated="1010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6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2">
      <number:number number:decimal-places="1" number:min-decimal-places="1" number:min-integer-digits="1"/>
      <number:text>%</number:text>
    </number:percentage-style>
    <number:number-style style:name="N121">
      <number:number number:decimal-places="1" number:min-decimal-places="1" number:min-integer-digits="1"/>
    </number:number-style>
    <number:number-style style:name="N10141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41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41P0"/>
    </number:number-style>
    <number:number-style style:name="N1014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0" number:language="ru" number:country="RU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36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6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6P0"/>
    </number:number-style>
    <number:number-style style:name="N10134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34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34P0"/>
    </number:number-style>
    <number:number-style style:name="N10133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33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33P0"/>
    </number:number-style>
    <number:number-style style:name="N10131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1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1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31" number:language="ru" number:country="RU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10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10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10P2" style:volatile="true" number:language="ru" number:country="RU">
      <number:text> </number:text>
      <number:fill-character> </number:fill-character>
      <number:text>-р. </number:text>
    </number:number-style>
    <number:text-style style:name="N10110" number:language="ru" number:country="RU">
      <number:text> </number:text>
      <number:text-content/>
      <number:text> </number:text>
      <style:map style:condition="value()&gt;0" style:apply-style-name="N10110P0"/>
      <style:map style:condition="value()&lt;0" style:apply-style-name="N10110P1"/>
      <style:map style:condition="value()=0" style:apply-style-name="N10110P2"/>
    </number:text-style>
    <number:time-style style:name="N10123" number:language="ru" number:country="RU">
      <number:hours/>
      <number:text>:</number:text>
      <number:minutes number:style="long"/>
    </number:time-style>
    <number:number-style style:name="N10114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14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14P2" style:volatile="true" number:language="ru" number:country="RU">
      <number:text> </number:text>
      <number:fill-character> </number:fill-character>
      <number:text>-    </number:text>
    </number:number-style>
    <number:text-style style:name="N10114" number:language="ru" number:country="RU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date-style style:name="N10127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16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7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date-style style:name="N10121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0122" number:language="ru" number:country="RU">
      <number:hours/>
      <number:text>:</number:text>
      <number:minutes number:style="long"/>
      <number:text>:</number:text>
      <number:seconds number:style="long"/>
    </number:time-style>
    <number:time-style style:name="N1012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ru" number:country="RU">
      <number:hours/>
      <number:text>:</number:text>
      <number:minutes number:style="long"/>
      <number:text> </number:text>
      <number:am-pm/>
    </number:time-style>
    <number:date-style style:name="N10126" number:language="ru" number:country="RU">
      <number:month number:textual="true"/>
      <number:text>.</number:text>
      <number:year/>
    </number:date-style>
    <number:currency-style style:name="N2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Микросхемы" style:display-name="PageStyle_Микросхемы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2-07-09T04:42:26.584481785</dc:date>
    <meta:editing-cycles>109</meta:editing-cycles>
    <meta:editing-duration>P4DT20H2M36S</meta:editing-duration>
    <meta:generator>LibreOffice/7.3.4.2$Linux_X86_64 LibreOffice_project/30$Build-2</meta:generator>
    <meta:document-statistic meta:table-count="1" meta:cell-count="213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